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1. Dziękujemy Ci, Ojcze nasz,</text:span><text:span text:style-name="T1"><text:line-break/></text:span><text:span text:style-name="T1">Za święty szczep Dawida,</text:span><text:span text:style-name="T1"><text:line-break/></text:span><text:span text:style-name="T1">Który nam poznać dałeś</text:span><text:span text:style-name="T1"><text:line-break/></text:span><text:span text:style-name="T1">Przez Jezusa Syna Twego.</text:span><text:span text:style-name="T1"><text:line-break/></text:span><text:span text:style-name="T1"><text:line-break/></text:span><text:span text:style-name="T1">Tobie chwała na wiek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2. Dziękujemy Ci, Ojcze nasz,</text:span><text:span text:style-name="T1"><text:line-break/></text:span><text:span text:style-name="T1">Za życie i za wiarę.</text:span><text:span text:style-name="T1"><text:line-break/></text:span><text:span text:style-name="T1">Którą nam poznać dałeś,</text:span><text:span text:style-name="T1"><text:line-break/></text:span><text:span text:style-name="T1">Przez Jezusa Syna Twego.</text:span><text:span text:style-name="T1"><text:line-break/></text:span><text:span text:style-name="T1"><text:line-break/></text:span><text:span text:style-name="T1">Tobie chwała na wiek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3. Dziękujemy Ci, Ojcze nasz,</text:span><text:span text:style-name="T1"><text:line-break/></text:span><text:span text:style-name="T1">Za święte Imię Twoje,</text:span><text:span text:style-name="T1"><text:line-break/></text:span><text:span text:style-name="T1">Któremu zgotowałeś</text:span><text:span text:style-name="T1"><text:line-break/></text:span><text:span text:style-name="T1">Mieszkanie w sercach naszych.</text:span><text:span text:style-name="T1"><text:line-break/></text:span><text:span text:style-name="T1"><text:line-break/></text:span><text:span text:style-name="T1">Tobie chwała na wiek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4. Dziękujemy Ci, Ojcze nasz,</text:span><text:span text:style-name="T1"><text:line-break/></text:span><text:span text:style-name="T1">Za wiarę i nieśmiertelność,</text:span><text:span text:style-name="T1"><text:line-break/></text:span><text:span text:style-name="T1">Którą nam poznać dałeś</text:span><text:span text:style-name="T1"><text:line-break/></text:span><text:span text:style-name="T1">Przez Jezusa Syna Twego.</text:span><text:span text:style-name="T1"><text:line-break/></text:span><text:span text:style-name="T1"><text:line-break/></text:span><text:span text:style-name="T1">Tobie chwała na wiek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5-21T18:23:31</meta:creation-date>
    <dc:creator>Woda Życia</dc:creator>
    <dc:date>2016-05-23T19:29:09.83</dc:date>
    <dc:language>pl-PL</dc:language>
    <meta:editing-cycles>36</meta:editing-cycles>
    <meta:editing-duration>PT37M4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